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8cm" fo:min-width="16.4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0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7" style:family="graphic" style:parent-style-name="standard">
      <style:graphic-properties svg:stroke-width="0.051cm" svg:stroke-color="#2300dc" draw:marker-start-width="0.381cm" draw:marker-end-width="0.381cm" draw:fill-color="#99ccff" draw:textarea-horizontal-align="justify" draw:textarea-vertical-align="middle" draw:auto-grow-height="fals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cm"/>
    </style:style>
    <style:style style:name="gr12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3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14" style:family="graphic" style:parent-style-name="standard">
      <style:graphic-properties svg:stroke-width="0.102cm" svg:stroke-color="#2300dc" draw:marker-start="Arrow" draw:marker-start-width="0.457cm" draw:marker-end="" draw:marker-end-width="0.457cm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13cm"/>
    </style:style>
    <style:style style:name="pr1" style:family="presentation" style:parent-style-name="bluesquares-title">
      <style:graphic-properties fo:min-height="3.274cm"/>
    </style:style>
    <style:style style:name="pr2" style:family="presentation" style:parent-style-name="bluesquares-notes">
      <style:graphic-properties draw:fill-color="#ffffff" draw:auto-grow-height="true" fo:min-height="10.629cm"/>
    </style:style>
    <style:style style:name="pr3" style:family="presentation" style:parent-style-name="bluesquares-title">
      <style:graphic-properties draw:auto-grow-height="true" fo:min-height="3.274cm"/>
    </style:style>
    <style:style style:name="pr4" style:family="presentation" style:parent-style-name="bluesquares-notes">
      <style:graphic-properties draw:fill-color="#ffffff" draw:auto-grow-height="true" fo:min-height="10.628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 fo:font-size="22.3999996185303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color="#dc2300" fo:font-family="Arial" style:font-family-generic="swiss" style:font-pitch="variable"/>
    </style:style>
    <style:style style:name="P7" style:family="paragraph">
      <style:paragraph-properties fo:text-align="center"/>
      <style:text-properties fo:font-family="Arial" style:font-family-generic="swiss" style:font-pitch="variable"/>
    </style:style>
    <style:style style:name="P8" style:family="paragraph">
      <style:text-properties fo:font-family="Arial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Arial" style:font-family-generic="swiss" style:font-pitch="variable" fo:font-size="10.5pt" style:font-size-asian="10.5pt" style:font-size-complex="10.5pt"/>
    </style:style>
    <style:style style:name="P10" style:family="paragraph">
      <style:text-properties fo:font-family="Arial" style:font-family-generic="swiss" style:font-pitch="variable" fo:font-size="10.5pt" style:font-size-asian="10.5pt" style:font-size-complex="10.5pt"/>
    </style:style>
    <style:style style:name="P11" style:family="paragraph">
      <style:text-properties fo:color="#4700b8"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family="Arial" style:font-family-generic="swiss" style:font-pitch="variable"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36pt" style:font-size-asian="36pt" style:font-size-complex="36pt"/>
    </style:style>
    <style:style style:name="T5" style:family="text">
      <style:text-properties fo:color="#4700b8" fo:font-family="Arial" style:font-family-generic="swiss" style:font-pitch="variable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color="#dc2300" fo:font-family="Arial" style:font-family-generic="swiss" style:font-pitch="variable"/>
    </style:style>
    <style:style style:name="T8" style:family="text">
      <style:text-properties fo:color="#dc2300"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fo:font-family="Arial" style:font-family-generic="swiss" style:font-pitch="variable" fo:font-size="16pt" style:font-size-asian="16pt" style:font-size-complex="16pt"/>
    </style:style>
    <style:style style:name="T10" style:family="text">
      <style:text-properties fo:font-family="Arial" style:font-family-generic="swiss" style:font-pitch="variable" fo:font-size="10.5pt" style:font-size-asian="10.5pt" style:font-size-complex="10.5pt"/>
    </style:style>
    <style:style style:name="T11" style:family="text">
      <style:text-properties fo:color="#000000"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18.753cm" svg:height="0.987cm" svg:x="4.801cm" svg:y="6.295cm">
          <draw:text-box>
            <text:p/>
          </draw:text-box>
        </draw:frame>
        <draw:frame presentation:style-name="pr1" draw:layer="layout" svg:width="23.361cm" svg:height="3.274cm" svg:x="2.288cm" svg:y="1.772cm" presentation:class="title" presentation:user-transformed="true">
          <draw:text-box>
            <text:p><text:span text:style-name="T1">Minimal GDS II</text:span></text:p>
          </draw:text-box>
        </draw:frame>
        <draw:frame draw:style-name="gr2" draw:text-style-name="P3" draw:layer="layout" svg:width="17.723cm" svg:height="4.667cm" svg:x="5.705cm" svg:y="7.326cm">
          <draw:text-box>
            <text:p><text:span text:style-name="T2">A minimalist overview of the GDS II</text:span></text:p>
            <text:p text:style-name="P2"><text:span text:style-name="T2">data file format</text:span></text:p>
            <text:p text:style-name="P2"><text:span text:style-name="T2"/></text:p>
            <text:p text:style-name="P2"><text:span text:style-name="T3">Ulf Griesmann, NIST, November 2011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2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3" draw:text-style-name="P2" draw:layer="layout" svg:width="23.361cm" svg:height="3.274cm" svg:x="2.288cm" svg:y="1.772cm" presentation:class="title">
          <draw:text-box>
            <text:p text:style-name="P2"><text:span text:style-name="T4"><text:s text:c="6"/></text:span><text:span text:style-name="T4">Elements, Structures, Libraries</text:span></text:p>
          </draw:text-box>
        </draw:frame>
        <draw:frame draw:style-name="gr4" draw:layer="layout" svg:width="23.666cm" svg:height="14.203cm" svg:x="2.661cm" svg:y="4.701cm">
          <draw:text-box>
            <text:list text:style-name="L1">
              <text:list-item>
                <text:p><text:s/><text:span text:style-name="T5">The basic building blocks of GDS files are elements.</text:span></text:p>
                <text:p><text:span text:style-name="T6"><text:s text:c="2"/></text:span><text:span text:style-name="T6">Elements can have the following types: </text:span></text:p>
                <text:list>
                  <text:list-item>
                    <text:list>
                      <text:list-header>
                        <text:p><text:span text:style-name="T6">- </text:span><text:span text:style-name="T7">boundary (a simple, closed polygon)</text:span></text:p>
                        <text:p><text:span text:style-name="T6">- path</text:span></text:p>
                        <text:p><text:span text:style-name="T6">- node</text:span></text:p>
                        <text:p><text:span text:style-name="T6">- text</text:span></text:p>
                        <text:p><text:span text:style-name="T6">- box (not used for lithography layouts)</text:span></text:p>
                        <text:p><text:span text:style-name="T6">- </text:span><text:span text:style-name="T7">structure reference (sref)</text:span></text:p>
                        <text:p><text:span text:style-name="T6">- </text:span><text:span text:style-name="T7">array reference (aref)</text:span></text:p>
                        <text:p><text:span text:style-name="T6"/></text:p>
                      </text:list-header>
                    </text:list>
                  </text:list-item>
                </text:list>
              </text:list-item>
              <text:list-item>
                <text:p><text:span text:style-name="T6"><text:s/></text:span><text:span text:style-name="T5">All elements </text:span><text:span text:style-name="T7">must</text:span><text:span text:style-name="T5"> be contained in user-defined structures </text:span></text:p>
                <text:p><text:span text:style-name="T6"><text:s/></text:span><text:span text:style-name="T5">(cells), which are identified by a </text:span><text:span text:style-name="T7">unique name</text:span><text:span text:style-name="T5">.</text:span></text:p>
                <text:p><text:span text:style-name="T5"/></text:p>
              </text:list-item>
              <text:list-item>
                <text:p><text:span text:style-name="T6"><text:s/></text:span><text:span text:style-name="T5">Structures are combined into a library file</text:span><text:span text:style-name="T6"> </text:span><text:span text:style-name="T5">(GDS file). A GDS </text:span></text:p>
                <text:p><text:span text:style-name="T5"><text:s/></text:span><text:span text:style-name="T5">file must contain at least</text:span><text:span text:style-name="T8"> one top level structure</text:span><text:span text:style-name="T5">. 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3" draw:layer="layout" svg:width="23.361cm" svg:height="3.274cm" svg:x="2.288cm" svg:y="1.772cm" presentation:class="title">
          <draw:text-box>
            <text:p><text:span text:style-name="T6">Sref and Aref</text:span></text:p>
          </draw:text-box>
        </draw:frame>
        <draw:frame draw:style-name="gr5" draw:text-style-name="P5" draw:layer="layout" svg:width="25.309cm" svg:height="11.329cm" svg:x="2.017cm" svg:y="5.126cm">
          <draw:text-box>
            <text:p><text:span text:style-name="T6">Structure references (sref's) and array references (aref's) are special elements that embed structures inside other structures. </text:span><text:span text:style-name="T7">Structures are referenced by their names.</text:span></text:p>
            <text:p><text:span text:style-name="T6"/></text:p>
            <text:list text:style-name="L1">
              <text:list-item>
                <text:p><text:span text:style-name="T6"><text:s/></text:span><text:span text:style-name="T5">A structure reference, sref, embeds the referenced structure at a user-defined location in a user-defined orientation. The referenced structure can itself contain references to other structures, etc.</text:span></text:p>
                <text:p><text:span text:style-name="T5"/></text:p>
              </text:list-item>
              <text:list-item>
                <text:p><text:span text:style-name="T6"><text:s/></text:span><text:span text:style-name="T5">An array reference, aref, embeds the referenced structure, replicated on a rectangular grid, at user-defined location with user-defined orientation. The referenced structure can itself contain references to other structures. 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3" draw:layer="layout" svg:width="23.361cm" svg:height="3.274cm" svg:x="2.288cm" svg:y="1.772cm" presentation:class="title">
          <draw:text-box>
            <text:p><text:span text:style-name="T6">Hierarchies</text:span></text:p>
          </draw:text-box>
        </draw:frame>
        <draw:frame draw:style-name="gr6" draw:text-style-name="P6" draw:layer="layout" svg:width="24.636cm" svg:height="1.889cm" svg:x="1.966cm" svg:y="4.633cm">
          <draw:text-box>
            <text:p><text:span text:style-name="T7">sref and aref elements give GDS files the power to describe structure hierarchies and hierarchical layouts. For example: </text:span></text:p>
          </draw:text-box>
        </draw:frame>
        <draw:g>
          <draw:custom-shape draw:style-name="gr7" draw:text-style-name="P7" draw:layer="layout" svg:width="13.335cm" svg:height="4.445cm" svg:x="6.471cm" svg:y="7.17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6.166cm" svg:height="0.628cm" svg:x="6.706cm" svg:y="7.341cm">
            <draw:text-box>
              <text:p><text:span text:style-name="T9">Top level structure 'TOP'</text:span></text:p>
            </draw:text-box>
          </draw:frame>
          <draw:custom-shape draw:style-name="gr9" draw:text-style-name="P7" draw:layer="layout" svg:width="1.905cm" svg:height="1.502cm" svg:x="6.706cm" svg:y="9.24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9.007cm" svg:y="9.24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905cm" svg:height="1.405cm" svg:x="11.151cm" svg:y="9.24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13.408cm" svg:y="9.24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15.608cm" svg:y="9.24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17.708cm" svg:y="9.24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649cm" svg:height="1.234cm" svg:x="6.835cm" svg:y="9.391cm">
            <draw:text-box>
              <text:p text:style-name="P2"><text:span text:style-name="T10">Element 1</text:span></text:p>
              <text:p text:style-name="P2"><text:span text:style-name="T10">Sref</text:span></text:p>
              <text:p text:style-name="P2"><text:span text:style-name="T10">'SUB_A'</text:span></text:p>
            </draw:text-box>
          </draw:frame>
          <draw:frame draw:style-name="gr8" draw:text-style-name="P10" draw:layer="layout" svg:width="1.649cm" svg:height="0.412cm" svg:x="9.107cm" svg:y="9.346cm">
            <draw:text-box>
              <text:p><text:span text:style-name="T10">Element 2</text:span></text:p>
            </draw:text-box>
          </draw:frame>
          <draw:frame draw:style-name="gr8" draw:text-style-name="P10" draw:layer="layout" svg:width="1.649cm" svg:height="1.234cm" svg:x="11.308cm" svg:y="9.346cm">
            <draw:text-box>
              <text:p text:style-name="P2"><text:span text:style-name="T10">Element 3</text:span></text:p>
              <text:p text:style-name="P2"><text:span text:style-name="T10">Sref</text:span></text:p>
              <text:p text:style-name="P2"><text:span text:style-name="T10">'SUB_B'</text:span></text:p>
            </draw:text-box>
          </draw:frame>
          <draw:frame draw:style-name="gr8" draw:text-style-name="P10" draw:layer="layout" svg:width="1.649cm" svg:height="0.412cm" svg:x="13.509cm" svg:y="9.346cm">
            <draw:text-box>
              <text:p><text:span text:style-name="T10">Element 4</text:span></text:p>
            </draw:text-box>
          </draw:frame>
          <draw:frame draw:style-name="gr8" draw:text-style-name="P10" draw:layer="layout" svg:width="1.649cm" svg:height="0.412cm" svg:x="15.71cm" svg:y="9.346cm">
            <draw:text-box>
              <text:p><text:span text:style-name="T10">Element 5</text:span></text:p>
            </draw:text-box>
          </draw:frame>
          <draw:frame draw:style-name="gr8" draw:text-style-name="P10" draw:layer="layout" svg:width="1.649cm" svg:height="0.412cm" svg:x="17.811cm" svg:y="9.346cm">
            <draw:text-box>
              <text:p><text:span text:style-name="T10">Element 6</text:span></text:p>
            </draw:text-box>
          </draw:frame>
        </draw:g>
        <draw:g>
          <draw:custom-shape draw:style-name="gr7" draw:text-style-name="P7" draw:layer="layout" svg:width="7.62cm" svg:height="4.445cm" svg:x="1.626cm" svg:y="13.69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4.506cm" svg:height="0.628cm" svg:x="1.861cm" svg:y="13.856cm">
            <draw:text-box>
              <text:p><text:span text:style-name="T9">Structure 'SUB_A'</text:span></text:p>
            </draw:text-box>
          </draw:frame>
          <draw:custom-shape draw:style-name="gr12" draw:text-style-name="P7" draw:layer="layout" svg:width="1.905cm" svg:height="1.27cm" svg:x="1.861cm" svg:y="15.7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4.162cm" svg:y="15.76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905cm" svg:height="1.27cm" svg:x="6.363cm" svg:y="15.76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.649cm" svg:height="0.412cm" svg:x="1.961cm" svg:y="15.861cm">
            <draw:text-box>
              <text:p text:style-name="P2"><text:span text:style-name="T10">Element 1</text:span></text:p>
            </draw:text-box>
          </draw:frame>
          <draw:frame draw:style-name="gr8" draw:text-style-name="P10" draw:layer="layout" svg:width="1.649cm" svg:height="0.412cm" svg:x="4.262cm" svg:y="15.861cm">
            <draw:text-box>
              <text:p><text:span text:style-name="T10">Element 2</text:span></text:p>
            </draw:text-box>
          </draw:frame>
          <draw:frame draw:style-name="gr8" draw:text-style-name="P10" draw:layer="layout" svg:width="1.649cm" svg:height="0.412cm" svg:x="6.463cm" svg:y="15.861cm">
            <draw:text-box>
              <text:p text:style-name="P2"><text:span text:style-name="T10">Element 3</text:span></text:p>
            </draw:text-box>
          </draw:frame>
          <draw:line draw:style-name="gr14" draw:text-style-name="P7" draw:layer="layout" svg:x1="4.801cm" svg:y1="13.691cm" svg:x2="7.861cm" svg:y2="10.748cm">
            <text:p/>
          </draw:line>
        </draw:g>
        <draw:g>
          <draw:custom-shape draw:style-name="gr7" draw:text-style-name="P7" draw:layer="layout" svg:width="5.08cm" svg:height="4.445cm" svg:x="11.786cm" svg:y="13.69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4.506cm" svg:height="0.628cm" svg:x="12.021cm" svg:y="13.856cm">
            <draw:text-box>
              <text:p><text:span text:style-name="T9">Structure 'SUB_B'</text:span></text:p>
            </draw:text-box>
          </draw:frame>
          <draw:custom-shape draw:style-name="gr12" draw:text-style-name="P7" draw:layer="layout" svg:width="1.905cm" svg:height="1.27cm" svg:x="12.021cm" svg:y="15.76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905cm" svg:height="1.408cm" svg:x="14.322cm" svg:y="15.76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.649cm" svg:height="0.412cm" svg:x="12.121cm" svg:y="15.861cm">
            <draw:text-box>
              <text:p text:style-name="P2"><text:span text:style-name="T10">Element 1</text:span></text:p>
            </draw:text-box>
          </draw:frame>
          <draw:frame draw:style-name="gr8" draw:text-style-name="P10" draw:layer="layout" svg:width="1.649cm" svg:height="1.234cm" svg:x="14.422cm" svg:y="15.861cm">
            <draw:text-box>
              <text:p><text:span text:style-name="T10">Element 2</text:span></text:p>
              <text:p text:style-name="P2"><text:span text:style-name="T10">Sref</text:span></text:p>
              <text:p text:style-name="P2"><text:span text:style-name="T10">'NAME'</text:span></text:p>
            </draw:text-box>
          </draw:frame>
          <draw:line draw:style-name="gr14" draw:text-style-name="P7" draw:layer="layout" svg:x1="14.326cm" svg:y1="13.691cm" svg:x2="12.021cm" svg:y2="10.681cm">
            <text:p/>
          </draw:line>
          <draw:line draw:style-name="gr14" draw:text-style-name="P7" draw:layer="layout" svg:x1="19.406cm" svg:y1="19.406cm" svg:x2="16.231cm" svg:y2="16.231cm">
            <text:p/>
          </draw:line>
        </draw:g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3" draw:layer="layout" svg:width="23.361cm" svg:height="3.274cm" svg:x="2.288cm" svg:y="1.772cm" presentation:class="title">
          <draw:text-box>
            <text:p><text:span text:style-name="T6">Grouping</text:span></text:p>
          </draw:text-box>
        </draw:frame>
        <draw:frame draw:style-name="gr15" draw:text-style-name="P11" draw:layer="layout" svg:width="25.323cm" svg:height="14.161cm" svg:x="1.426cm" svg:y="5.036cm">
          <draw:text-box draw:corner-radius="4.01cm">
            <text:p><text:span text:style-name="T5">In addition to the hierarchical layout description using sref and aref elements, GDS files have several ways of grouping of elements.</text:span></text:p>
            <text:p><text:span text:style-name="T5"/></text:p>
            <text:list text:style-name="L1">
              <text:list-item>
                <text:p><text:span text:style-name="T5"><text:s/></text:span><text:span text:style-name="T7">Layers:</text:span><text:span text:style-name="T11"> all elements (except sref and aref) must be assigned a </text:span></text:p>
                <text:p><text:span text:style-name="T11"><text:s/></text:span><text:span text:style-name="T11">layer number &amp; data type pair. In the context of lithography the m</text:span><text:span text:style-name="T11"><text:tab/></text:span><text:span text:style-name="T11"> </text:span></text:p>
                <text:p><text:span text:style-name="T11"><text:s/></text:span><text:span text:style-name="T11">meaning of the layer number is obvious.</text:span></text:p>
                <text:p><text:span text:style-name="T11"/></text:p>
              </text:list-item>
              <text:list-item>
                <text:p><text:span text:style-name="T5"><text:s/></text:span><text:span text:style-name="T5">Plexes: </text:span><text:span text:style-name="T11">provide a way of grouping elements by assigning them a </text:span></text:p>
                <text:p><text:span text:style-name="T11"><text:s/></text:span><text:span text:style-name="T11">plex number thus forming plex groups of elements. Provides, e.g., </text:span></text:p>
                <text:p><text:span text:style-name="T11"><text:s/></text:span><text:span text:style-name="T11">a means for grouping elements by their function. </text:span></text:p>
                <text:p><text:span text:style-name="T11"/></text:p>
              </text:list-item>
              <text:list-item>
                <text:p><text:span text:style-name="T11"><text:s/></text:span><text:span text:style-name="T5">Properties: </text:span><text:span text:style-name="T11">elements may be assigned a property/name pair </text:span></text:p>
                <text:p><text:span text:style-name="T11"><text:s/></text:span><text:span text:style-name="T11">which is another way of grouping elements. Properties may e.g. </text:span></text:p>
                <text:p><text:span text:style-name="T11"><text:s/></text:span><text:span text:style-name="T11">be used to distinguish metal layers from dielectric layers in a <text:s/></text:span></text:p>
                <text:p><text:span text:style-name="T11"><text:s/></text:span><text:span text:style-name="T11">layout. 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 style:name="blue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 style:name="blue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6cm" fo:text-indent="0cm"/>
      <style:text-properties style:use-window-font-color="true" style:text-outline="false" style:text-line-through-style="none" fo:font-family="'Bitstream Vera Serif'" style:font-family-generic="roman" style:font-pitch="variable" fo:font-size="29.8999996185303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239cm" fo:margin-right="0cm" fo:margin-top="0cm" fo:margin-bottom="0.373cm" fo:text-indent="-0.746cm"/>
      <style:text-properties fo:font-size="26.2000007629395pt" style:font-size-asian="28pt" style:font-size-complex="28pt"/>
    </style:style>
    <style:style style:name="bluesquares-outline3" style:family="presentation" style:parent-style-name="bluesquares-outline2">
      <style:paragraph-properties fo:margin-left="3.357cm" fo:margin-right="0cm" fo:margin-top="0cm" fo:margin-bottom="0.279cm" fo:text-indent="-0.559cm"/>
      <style:text-properties fo:font-size="22.3999996185303pt" style:font-size-asian="24pt" style:font-size-complex="24pt"/>
    </style:style>
    <style:style style:name="bluesquares-outline4" style:family="presentation" style:parent-style-name="bluesquares-outline3">
      <style:paragraph-properties fo:margin-left="4.48cm" fo:margin-right="0cm" fo:margin-top="0cm" fo:margin-bottom="0.186cm" fo:text-indent="-0.56cm"/>
      <style:text-properties fo:font-size="18.7000007629395pt" style:font-size-asian="20pt" style:font-size-complex="20pt"/>
    </style:style>
    <style:style style:name="bluesquares-outline5" style:family="presentation" style:parent-style-name="bluesquares-outline4">
      <style:paragraph-properties fo:margin-left="5.6cm" fo:margin-right="0cm" fo:margin-top="0cm" fo:margin-bottom="0.093cm" fo:text-indent="-0.56cm"/>
      <style:text-properties fo:font-size="18.7000007629395pt" style:font-size-asian="20pt" style:font-size-complex="20pt"/>
    </style:style>
    <style:style style:name="bluesquares-outline6" style:family="presentation" style:parent-style-name="bluesquares-outline5">
      <style:paragraph-properties fo:margin-left="6.72cm" fo:margin-right="0cm" fo:margin-top="0cm" fo:margin-bottom="0.093cm" fo:text-indent="-0.56cm"/>
      <style:text-properties fo:font-size="18.7000007629395pt" style:font-size-asian="20pt" style:font-size-complex="20pt"/>
    </style:style>
    <style:style style:name="bluesquares-outline7" style:family="presentation" style:parent-style-name="bluesquares-outline6">
      <style:paragraph-properties fo:margin-left="7.84cm" fo:margin-right="0cm" fo:margin-top="0cm" fo:margin-bottom="0.093cm" fo:text-indent="-0.56cm"/>
      <style:text-properties fo:font-size="18.7000007629395pt" style:font-size-asian="20pt" style:font-size-complex="20pt"/>
    </style:style>
    <style:style style:name="bluesquares-outline8" style:family="presentation" style:parent-style-name="bluesquares-outline7">
      <style:paragraph-properties fo:margin-left="8.96cm" fo:margin-right="0cm" fo:margin-top="0cm" fo:margin-bottom="0.093cm" fo:text-indent="-0.56cm"/>
      <style:text-properties fo:font-size="18.7000007629395pt" style:font-size-asian="20pt" style:font-size-complex="20pt"/>
    </style:style>
    <style:style style:name="bluesquares-outline9" style:family="presentation" style:parent-style-name="bluesquares-outline8">
      <style:paragraph-properties fo:margin-left="10.081cm" fo:margin-right="0cm" fo:margin-top="0cm" fo:margin-bottom="0.093cm" fo:text-indent="-0.56cm"/>
      <style:text-properties fo:font-size="18.7000007629395pt" style:font-size-asian="20pt" style:font-size-complex="20pt"/>
    </style:style>
    <style:style style:name="bluesquares-subtitle" style:family="presentation">
      <style:graphic-properties draw:stroke="none" draw:fill="none" draw:textarea-vertical-align="middle">
        <text:list-style style:name="bluesqua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title" style:family="presentation">
      <style:graphic-properties draw:stroke="none" draw:fill="none" draw:textarea-vertical-align="middle">
        <text:list-style style:name="bluesqua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1.0999984741211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M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size="22.3999996185303pt"/>
    </style:style>
    <style:style style:name="MP4" style:family="paragraph">
      <style:paragraph-properties fo:margin-left="0cm" fo:margin-right="0cm" fo:text-indent="0cm"/>
      <style:text-properties fo:font-family="Helmet" style:font-family-generic="modern" style:font-pitch="variable" fo:font-size="16.7999992370605pt"/>
    </style:style>
    <style:style style:name="MT1" style:family="text">
      <style:text-properties fo:font-family="Helmet" style:font-family-generic="modern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287cm" svg:height="7.949cm" svg:x="2.531cm" svg:y="2.05cm"/>
      <draw:page-thumbnail draw:layer="backgroundobjects" svg:width="10.287cm" svg:height="7.949cm" svg:x="2.531cm" svg:y="11cm"/>
      <draw:page-thumbnail draw:layer="backgroundobjects" svg:width="10.287cm" svg:height="7.949cm" svg:x="16.881cm" svg:y="2.05cm"/>
      <draw:page-thumbnail draw:layer="backgroundobjects" svg:width="10.287cm" svg:height="7.949cm" svg:x="16.881cm" svg:y="11cm"/>
    </style:handout-master>
    <style:master-page style:name="bluesquares" style:page-layout-name="PM1" draw:style-name="Mdp1">
      <draw:line presentation:style-name="Mpr1" draw:text-style-name="MP1" draw:layer="backgroundobjects" svg:x1="2.575cm" svg:y1="19.231cm" svg:x2="25.523cm" svg:y2="19.231cm">
        <text:p/>
      </draw:line>
      <draw:line presentation:style-name="Mpr1" draw:text-style-name="MP1" draw:layer="backgroundobjects" svg:x1="2.575cm" svg:y1="4.291cm" svg:x2="25.523cm" svg:y2="4.291cm">
        <text:p/>
      </draw:line>
      <draw:frame draw:style-name="Mgr1" draw:text-style-name="MP3" draw:layer="backgroundobjects" svg:width="6.636cm" svg:height="0.738cm" svg:x="2.575cm" svg:y="19.532cm">
        <draw:text-box>
          <text:p text:style-name="MP2"><text:span text:style-name="MT1"><text:s/></text:span><text:span text:style-name="MT1"><text:author-name text:fixed="false"> </text:author-name></text:span></text:p>
        </draw:text-box>
      </draw:frame>
      <draw:frame draw:style-name="Mgr1" draw:text-style-name="MP4" draw:layer="backgroundobjects" svg:width="0.942cm" svg:height="0.738cm" svg:x="24.795cm" svg:y="19.446cm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1" draw:layer="backgroundobjects" svg:width="1.585cm" svg:height="1.595cm" svg:x="2.746cm" svg:y="2.198cm">
        <text:p/>
      </draw:rect>
      <draw:rect presentation:style-name="Mpr2" draw:text-style-name="MP1" draw:layer="backgroundobjects" svg:width="1.585cm" svg:height="1.595cm" svg:x="3.21cm" svg:y="1.732cm">
        <text:p/>
      </draw:rect>
      <draw:rect presentation:style-name="Mpr2" draw:text-style-name="MP1" draw:layer="backgroundobjects" svg:width="1.585cm" svg:height="1.595cm" svg:x="3.768cm" svg:y="2.48cm">
        <text:p/>
      </draw:rect>
      <draw:frame presentation:style-name="bluesquares-title" draw:layer="backgroundobjects" svg:width="23.361cm" svg:height="3.274cm" svg:x="2.288cm" svg:y="1.772cm" presentation:class="title" presentation:placeholder="true">
        <draw:text-box/>
      </draw:frame>
      <draw:frame presentation:style-name="bluesquares-outline1" draw:layer="backgroundobjects" svg:width="23.361cm" svg:height="11.372cm" svg:x="2.288cm" svg:y="5.579cm" presentation:class="outline" presentation:placeholder="true">
        <draw:text-box/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1-11-06T16:46:16</meta:creation-date>
    <dc:language>de-DE</dc:language>
    <meta:editing-cycles>22</meta:editing-cycles>
    <meta:editing-duration>PT3H36M1S</meta:editing-duration>
    <dc:date>2013-09-22T19:43:48</dc:date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share/templates/ooo/common/layout/bluesquares.otp"/>
  </office:meta>
</office:document-meta>
</file>